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ee4" officeooo:paragraph-rsid="0019aee4"/>
    </style:style>
    <style:style style:name="P2" style:family="paragraph" style:parent-style-name="Standard">
      <style:text-properties officeooo:rsid="0019aee4" officeooo:paragraph-rsid="001bce12"/>
    </style:style>
    <style:style style:name="P3" style:family="paragraph" style:parent-style-name="Standard">
      <style:text-properties officeooo:rsid="0019aee4" officeooo:paragraph-rsid="001c472f"/>
    </style:style>
    <style:style style:name="P4" style:family="paragraph" style:parent-style-name="Standard">
      <style:text-properties officeooo:rsid="00226d5d" officeooo:paragraph-rsid="00226d5d"/>
    </style:style>
    <style:style style:name="P5" style:family="paragraph" style:parent-style-name="Standard">
      <style:text-properties style:text-underline-style="solid" style:text-underline-width="auto" style:text-underline-color="font-color" officeooo:rsid="0019aee4" officeooo:paragraph-rsid="0019aee4"/>
    </style:style>
    <style:style style:name="T1" style:family="text">
      <style:text-properties officeooo:rsid="001a934f"/>
    </style:style>
    <style:style style:name="T2" style:family="text">
      <style:text-properties officeooo:rsid="001afe6b"/>
    </style:style>
    <style:style style:name="T3" style:family="text">
      <style:text-properties officeooo:rsid="001b046c"/>
    </style:style>
    <style:style style:name="T4" style:family="text">
      <style:text-properties officeooo:rsid="001b5de5"/>
    </style:style>
    <style:style style:name="T5" style:family="text">
      <style:text-properties officeooo:rsid="001bce12"/>
    </style:style>
    <style:style style:name="T6" style:family="text">
      <style:text-properties officeooo:rsid="001c472f"/>
    </style:style>
    <style:style style:name="T7" style:family="text">
      <style:text-properties officeooo:rsid="001d7ec5"/>
    </style:style>
    <style:style style:name="T8" style:family="text">
      <style:text-properties officeooo:rsid="001f6e96"/>
    </style:style>
    <style:style style:name="T9" style:family="text">
      <style:text-properties officeooo:rsid="00226d5d"/>
    </style:style>
    <style:style style:name="T10" style:family="text">
      <style:text-properties fo:color="#c9211e" loext:opacity="100%" officeooo:rsid="00244d4b" fo:background-color="#ffff00" loext:char-shading-value="0"/>
    </style:style>
    <style:style style:name="T11" style:family="text">
      <style:text-properties fo:color="#c9211e" loext:opacity="100%" officeooo:rsid="00244d4b" fo:background-color="transparent" loext:char-shading-value="0"/>
    </style:style>
    <style:style style:name="T12" style:family="text">
      <style:text-properties fo:color="#ff0000" loext:opacity="100%" style:text-underline-style="solid" style:text-underline-width="auto" style:text-underline-color="font-color" officeooo:rsid="00226d5d"/>
    </style:style>
    <style:style style:name="T13" style:family="text">
      <style:text-properties fo:color="#ff0000" loext:opacity="100%" style:text-underline-style="solid" style:text-underline-width="auto" style:text-underline-color="font-color" officeooo:rsid="00244d4b"/>
    </style:style>
    <style:style style:name="T14" style:family="text">
      <style:text-properties fo:color="#ff0000" loext:opacity="100%" fo:font-style="normal" style:text-underline-style="solid" style:text-underline-width="auto" style:text-underline-color="font-color" officeooo:rsid="00226d5d" style:font-style-asian="normal" style:font-style-complex="normal"/>
    </style:style>
    <style:style style:name="T15" style:family="text">
      <style:text-properties officeooo:rsid="001d7ec5" fo:background-color="#ffff00" loext:char-shading-value="0"/>
    </style:style>
    <style:style style:name="T16" style:family="text">
      <style:text-properties officeooo:rsid="001d7ec5" fo:background-color="#ffff00" loext:char-shading-value="0"/>
    </style:style>
    <style:style style:name="T17" style:family="text">
      <style:text-properties officeooo:rsid="001f6e96" fo:background-color="#ffff00" loext:char-shading-value="0"/>
    </style:style>
    <style:style style:name="T18" style:family="text">
      <style:text-properties officeooo:rsid="001f6e96" fo:background-color="#ffff00" loext:char-shading-value="0"/>
    </style:style>
    <style:style style:name="T19" style:family="text">
      <style:text-properties officeooo:rsid="001bce12" fo:background-color="#ffff00" loext:char-shading-value="0"/>
    </style:style>
    <style:style style:name="T20" style:family="text">
      <style:text-properties officeooo:rsid="001bce12" fo:background-color="#ffff00" loext:char-shading-value="0"/>
    </style:style>
    <style:style style:name="T21" style:family="text">
      <style:text-properties officeooo:rsid="001c472f" fo:background-color="#ffff00" loext:char-shading-value="0"/>
    </style:style>
    <style:style style:name="T22" style:family="text">
      <style:text-properties officeooo:rsid="001c472f" fo:background-color="#ffff00" loext:char-shading-value="0"/>
    </style:style>
    <style:style style:name="T23" style:family="text">
      <style:text-properties officeooo:rsid="00226d5d" fo:background-color="#ffff00" loext:char-shading-value="0"/>
    </style:style>
    <style:style style:name="T24" style:family="text">
      <style:text-properties officeooo:rsid="00226d5d" fo:background-color="#ffff00" loext:char-shading-value="0"/>
    </style:style>
    <style:style style:name="T25" style:family="text">
      <style:text-properties officeooo:rsid="00244d4b" fo:background-color="#ffff00" loext:char-shading-value="0"/>
    </style:style>
    <style:style style:name="T26" style:family="text">
      <style:text-properties officeooo:rsid="001bce12" fo:background-color="transparent" loext:char-shading-value="0"/>
    </style:style>
    <style:style style:name="T27" style:family="text">
      <style:text-properties officeooo:rsid="001c472f" fo:background-color="transparent" loext:char-shading-value="0"/>
    </style:style>
    <style:style style:name="T28" style:family="text">
      <style:text-properties officeooo:rsid="00244d4b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erto de expansión original hidra:<text:line-break/><text:line-break/>1 – <text:span text:style-name="T1">Gate Mosfet FZ</text:span></text:p>
      <text:p text:style-name="P1">2 – <text:span text:style-name="T2">Gate Mosfet FC</text:span></text:p>
      <text:p text:style-name="P1">3 – <text:span text:style-name="T3">STEP E2</text:span></text:p>
      <text:p text:style-name="P1">4 – <text:span text:style-name="T2">Gate Mosfet E2</text:span></text:p>
      <text:p text:style-name="P1">5 – <text:span text:style-name="T4">EN E1</text:span></text:p>
      <text:p text:style-name="P1">6 – <text:span text:style-name="T3">DIR E1</text:span></text:p>
      <text:p text:style-name="P1">7 – <text:span text:style-name="T5">PIN CONECTOR VGA E1 </text:span><text:span text:style-name="T12">TERMISTOR E1</text:span><text:span text:style-name="T13">(+)</text:span></text:p>
      <text:p text:style-name="P1">8 - GND</text:p>
      <text:p text:style-name="P2">9 – <text:span text:style-name="T20">PIN CONECTOR VGA AL MEDIO E1 y E2 </text:span><text:span text:style-name="T24">(</text:span></text:p>
      <text:p text:style-name="P2">10 - <text:span text:style-name="T5">PIN CONECTOR VGA E2 </text:span><text:span text:style-name="T14">TERMISTOR GND (referencia)</text:span></text:p>
      <text:p text:style-name="P1"/>
      <text:p text:style-name="P1">Salto de fila </text:p>
      <text:p text:style-name="P5"/>
      <text:p text:style-name="P2">11 – <text:span text:style-name="T5">PIN CONECTOR VGA E2 </text:span><text:span text:style-name="T12">TERMISTOR E2</text:span></text:p>
      <text:p text:style-name="P3">12 – <text:span text:style-name="T26">PIN CONECTOR VGA E</text:span><text:span text:style-name="T27">1</text:span><text:span text:style-name="T28"> </text:span><text:span text:style-name="T11">DJ GND (sin uso)</text:span></text:p>
      <text:p text:style-name="P1">13 – <text:span text:style-name="T3">EN E2</text:span></text:p>
      <text:p text:style-name="P1">14 – <text:span text:style-name="T3">DIR E2</text:span></text:p>
      <text:p text:style-name="P1">15 – <text:span text:style-name="T1">Gate Mosfet E1</text:span></text:p>
      <text:p text:style-name="P1">16 – <text:span text:style-name="T3">STEP E1</text:span></text:p>
      <text:p text:style-name="P1">17 – Gate Mosfet Bed</text:p>
      <text:p text:style-name="P1">18 – <text:span text:style-name="T16">Pin 1 del conector doble que dice R </text:span><text:span text:style-name="T18">(termistor cama?)</text:span></text:p>
      <text:p text:style-name="P2">19 – <text:span text:style-name="T20">PIN CONECTOR VGA AL MEDIO E1 y E2 </text:span></text:p>
      <text:p text:style-name="P1">20 – GND</text:p>
      <text:p text:style-name="P1"/>
      <text:p text:style-name="P1"/>
      <text:p text:style-name="P1"/>
      <text:p text:style-name="P4">Termistor E1 quemado, reemplazar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9:20:04.844000000</meta:creation-date>
    <dc:date>2024-09-08T18:31:13.836000000</dc:date>
    <meta:editing-duration>PT7H43M22S</meta:editing-duration>
    <meta:editing-cycles>11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2" meta:word-count="117" meta:character-count="560" meta:non-whitespace-character-count="444"/>
  </office:meta>
</office:document-meta>
</file>